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text-properties fo:background-color="#ffcc00"/>
    </style:style>
    <style:style style:name="P14" style:family="paragraph" style:parent-style-name="Standard">
      <style:text-properties fo:background-color="#66ff99"/>
    </style:style>
    <style:style style:name="P15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#33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10"/>
      <text:p text:style-name="P13">Toggle Page</text:p>
      <text:p text:style-name="P13">finalize title and info section</text:p>
      <text:p text:style-name="P13">do images</text:p>
      <text:p text:style-name="P10"/>
      <text:p text:style-name="P14">COLOR SCHEME</text:p>
      <text:p text:style-name="Standard"/>
      <text:p text:style-name="Standard"><text:span text:style-name="T2">rooms_master == Dates on ownerless don't show year</text:span></text:p>
      <text:p text:style-name="Standard"/>
      <text:p text:style-name="Standard"/>
      <text:p text:style-name="Standard">add no availabilities cell to Rooms Mas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P8">AJAX would be something to learn about</text:p>
      <text:p text:style-name="P8"><text:soft-page-break/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23:39:27.85</dc:date>
    <dc:creator>Trevor Pierson</dc:creator>
    <meta:editing-duration>P21DT17H53M3S</meta:editing-duration>
    <meta:editing-cycles>358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287" meta:character-count="1830"/>
  </office:meta>
</office:document-meta>
</file>